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GONZALO AMBROSIO CE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305675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CAY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518402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ONZALO AMBROSIO, CEL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305675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5 184 02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800</text:p>
          </table:table-cell>
          <table:table-cell table:style-name="Tableau1.D2" office:value-type="string">
            <text:p text:style-name="P10">16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6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195782</text:p>
          </table:table-cell>
          <table:table-cell table:style-name="Tabla2.D3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5/08/2021</text:p>
          </table:table-cell>
          <table:table-cell table:style-name="Tabla2.A4" office:value-type="string">
            <text:p text:style-name="P16">197325</text:p>
          </table:table-cell>
          <table:table-cell table:style-name="Tabla2.D4" office:value-type="string">
            <text:p text:style-name="P17">6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5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44:0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